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SFMono-Regular, Consolas, Menlo, monospace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Preformatted_20_Text" style:list-style-name="L5">
      <style:paragraph-properties fo:margin-top="0cm" fo:margin-bottom="0cm" style:contextual-spacing="false" fo:line-height="145%" fo:orphans="2" fo:widows="2" fo:padding="0cm" fo:border="none"/>
    </style:style>
    <style:style style:name="P2" style:family="paragraph" style:parent-style-name="Standard">
      <style:paragraph-properties fo:text-align="center" style:justify-single-word="false"/>
      <style:text-properties fo:font-size="20pt" officeooo:rsid="0003426c" officeooo:paragraph-rsid="0003426c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03426c" officeooo:paragraph-rsid="0003426c" style:font-size-asian="20pt" style:font-size-complex="20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20pt" officeooo:rsid="0003426c" officeooo:paragraph-rsid="0003426c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04c2db" officeooo:paragraph-rsid="0004c2db" style:font-size-asian="20pt" style:font-size-complex="20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20pt" officeooo:rsid="0004c2db" officeooo:paragraph-rsid="0004c2db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20pt" officeooo:rsid="000557ff" officeooo:paragraph-rsid="000557ff" style:font-size-asian="20pt" style:font-size-complex="20pt"/>
    </style:style>
    <style:style style:name="P8" style:family="paragraph" style:parent-style-name="Standard" style:list-style-name="L5">
      <style:paragraph-properties fo:text-align="start" style:justify-single-word="false"/>
      <style:text-properties fo:font-size="20pt" officeooo:rsid="000557ff" officeooo:paragraph-rsid="000557ff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20pt" officeooo:rsid="0008aad9" officeooo:paragraph-rsid="0008aad9" style:font-size-asian="20pt" style:font-size-complex="20pt"/>
    </style:style>
    <style:style style:name="P10" style:family="paragraph" style:parent-style-name="Standard">
      <style:paragraph-properties fo:text-align="start" style:justify-single-word="false"/>
      <style:text-properties fo:font-size="20pt" fo:font-weight="bold" officeooo:rsid="000557ff" officeooo:paragraph-rsid="000557ff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0pt" fo:font-weight="bold" officeooo:rsid="0003426c" officeooo:paragraph-rsid="0003426c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rsid="0003426c" officeooo:paragraph-rsid="0003426c" style:font-size-asian="20pt" style:font-weight-asian="bold" style:font-size-complex="20pt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officeooo:paragraph-rsid="0004c2db"/>
    </style:style>
    <style:style style:name="P14" style:family="paragraph" style:parent-style-name="Standard" style:list-style-name="L5">
      <style:paragraph-properties fo:text-align="start" style:justify-single-word="false"/>
      <style:text-properties officeooo:paragraph-rsid="0008aad9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8pt" officeooo:rsid="000557ff" officeooo:paragraph-rsid="000557ff" style:font-size-asian="18pt" style:font-size-complex="18pt"/>
    </style:style>
    <style:style style:name="P16" style:family="paragraph" style:parent-style-name="Text_20_body" style:list-style-name="L3">
      <style:text-properties fo:font-size="15pt" fo:font-weight="normal" style:font-size-asian="15pt" style:font-weight-asian="normal" style:font-size-complex="15pt" style:font-weight-complex="normal"/>
    </style:style>
    <style:style style:name="P17" style:family="paragraph" style:parent-style-name="Text_20_body">
      <style:text-properties fo:font-size="20pt" fo:font-weight="normal" officeooo:rsid="000557ff" officeooo:paragraph-rsid="000557ff" style:font-size-asian="20pt" style:font-weight-asian="normal" style:font-size-complex="20pt" style:font-weight-complex="normal"/>
    </style:style>
    <style:style style:name="P18" style:family="paragraph" style:parent-style-name="Text_20_body" style:list-style-name="L4">
      <style:text-properties fo:font-size="20pt" fo:font-weight="normal" officeooo:paragraph-rsid="000557ff"/>
    </style:style>
    <style:style style:name="P19" style:family="paragraph" style:parent-style-name="Text_20_body">
      <style:text-properties fo:font-size="20pt" fo:font-weight="bold" officeooo:rsid="000557ff" officeooo:paragraph-rsid="000557ff" style:font-size-asian="20pt" style:font-weight-asian="bold" style:font-size-complex="20pt" style:font-weight-complex="bold"/>
    </style:style>
    <style:style style:name="P20" style:family="paragraph" style:parent-style-name="Text_20_body" style:list-style-name="L4">
      <style:paragraph-properties fo:margin-top="0cm" fo:margin-bottom="0.247cm" style:contextual-spacing="false" fo:orphans="2" fo:widows="2"/>
      <style:text-properties fo:font-variant="normal" fo:text-transform="none" fo:color="#1f2328" loext:opacity="100%" style:font-name="apple-system" fo:font-size="15pt" fo:letter-spacing="normal" fo:font-style="normal" fo:font-weight="normal" style:font-size-asian="15pt" style:font-size-complex="15pt"/>
    </style:style>
    <style:style style:name="P21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1f2328" loext:opacity="100%" style:font-name="apple-system" fo:font-size="18pt" fo:letter-spacing="normal" fo:font-style="normal" fo:font-weight="normal" officeooo:rsid="0008aad9" officeooo:paragraph-rsid="0008aad9" style:font-size-asian="18pt" style:font-size-complex="18pt"/>
    </style:style>
    <style:style style:name="P22" style:family="paragraph" style:parent-style-name="Text_20_body">
      <style:paragraph-properties fo:margin-top="0cm" fo:margin-bottom="0cm" style:contextual-spacing="false" fo:orphans="2" fo:widows="2"/>
      <style:text-properties officeooo:paragraph-rsid="0008aad9"/>
    </style:style>
    <style:style style:name="P23" style:family="paragraph" style:parent-style-name="Text_20_body" style:list-style-name="L7">
      <style:paragraph-properties fo:margin-top="0cm" fo:margin-bottom="0cm" style:contextual-spacing="false" fo:orphans="2" fo:widows="2"/>
      <style:text-properties officeooo:paragraph-rsid="0008aad9"/>
    </style:style>
    <style:style style:name="P24" style:family="paragraph" style:parent-style-name="Text_20_body">
      <style:text-properties fo:font-size="18pt" style:font-size-asian="18pt" style:font-size-complex="18pt"/>
    </style:style>
    <style:style style:name="P25" style:family="paragraph" style:parent-style-name="Text_20_body" style:list-style-name="L6">
      <style:text-properties fo:font-size="18pt" style:font-size-asian="18pt" style:font-size-complex="18pt"/>
    </style:style>
    <style:style style:name="P26" style:family="paragraph" style:parent-style-name="Text_20_body">
      <style:text-properties fo:font-size="18pt" officeooo:rsid="000a654a" officeooo:paragraph-rsid="000a654a" style:font-size-asian="18pt" style:font-size-complex="18pt"/>
    </style:style>
    <style:style style:name="P27" style:family="paragraph" style:parent-style-name="Text_20_body" style:list-style-name="L8">
      <style:text-properties fo:font-size="18pt" officeooo:rsid="000a654a" officeooo:paragraph-rsid="000a654a" style:font-size-asian="18pt" style:font-size-complex="18pt"/>
    </style:style>
    <style:style style:name="P28" style:family="paragraph" style:parent-style-name="Text_20_body">
      <style:text-properties fo:font-size="18pt" officeooo:rsid="000bb106" officeooo:paragraph-rsid="000bb106" style:font-size-asian="18pt" style:font-size-complex="18pt"/>
    </style:style>
    <style:style style:name="P29" style:family="paragraph" style:parent-style-name="Text_20_body" style:list-style-name="L9">
      <style:text-properties fo:font-size="18pt" officeooo:rsid="000bb106" officeooo:paragraph-rsid="000bb106" style:font-size-asian="18pt" style:font-size-complex="18pt"/>
    </style:style>
    <style:style style:name="P30" style:family="paragraph" style:parent-style-name="Text_20_body">
      <style:text-properties fo:font-size="18pt" fo:font-weight="bold" officeooo:rsid="000bb106" officeooo:paragraph-rsid="000bb106" style:font-size-asian="18pt" style:font-weight-asian="bold" style:font-size-complex="18pt" style:font-weight-complex="bold"/>
    </style:style>
    <style:style style:name="P31" style:family="paragraph" style:parent-style-name="Text_20_body">
      <style:paragraph-properties fo:margin-top="0cm" fo:margin-bottom="0cm" style:contextual-spacing="false" fo:orphans="2" fo:widows="2"/>
      <style:text-properties officeooo:rsid="0008aad9" officeooo:paragraph-rsid="0008aad9"/>
    </style:style>
    <style:style style:name="P32" style:family="paragraph" style:parent-style-name="Text_20_body" style:list-style-name="L7">
      <style:paragraph-properties fo:margin-top="0cm" fo:margin-bottom="0cm" style:contextual-spacing="false" fo:orphans="2" fo:widows="2"/>
      <style:text-properties officeooo:rsid="0008aad9" officeooo:paragraph-rsid="0008aad9"/>
    </style:style>
    <style:style style:name="T1" style:family="text">
      <style:text-properties officeooo:rsid="0004c2db"/>
    </style:style>
    <style:style style:name="T2" style:family="text">
      <style:text-properties fo:font-variant="normal" fo:text-transform="none" fo:color="#36464e" loext:opacity="100%" style:font-name="Roboto Mono" fo:font-size="10.5pt" fo:letter-spacing="normal" fo:font-style="normal" fo:font-weight="normal"/>
    </style:style>
    <style:style style:name="T3" style:family="text">
      <style:text-properties fo:font-variant="normal" fo:text-transform="none" fo:color="#1f2328" loext:opacity="100%" style:font-name="apple-system" fo:font-size="15pt" fo:letter-spacing="normal" fo:font-style="normal" style:font-size-asian="15pt" style:font-size-complex="15pt"/>
    </style:style>
    <style:style style:name="T4" style:family="text">
      <style:text-properties fo:font-variant="normal" fo:text-transform="none" fo:color="#1f2328" loext:opacity="100%" style:font-name="apple-system" fo:font-size="18pt" fo:letter-spacing="normal" fo:font-style="normal" fo:font-weight="normal" style:font-size-asian="18pt" style:font-size-complex="18pt"/>
    </style:style>
    <style:style style:name="T5" style:family="text">
      <style:text-properties fo:font-variant="normal" fo:text-transform="none" fo:color="#1f2328" loext:opacity="100%" style:font-name="apple-system" fo:font-size="18pt" fo:letter-spacing="normal" fo:font-style="normal" fo:font-weight="normal" officeooo:rsid="0008aad9" style:font-size-asian="18pt" style:font-size-complex="18pt"/>
    </style:style>
    <style:style style:name="T6" style:family="text">
      <style:text-properties fo:font-variant="normal" fo:text-transform="none" fo:color="#1f2328" loext:opacity="100%" style:font-name="apple-system" fo:font-size="18pt" fo:letter-spacing="normal" fo:font-style="normal" fo:font-weight="normal" officeooo:rsid="00090596" style:font-size-asian="18pt" style:font-size-complex="18pt"/>
    </style:style>
    <style:style style:name="T7" style:family="text">
      <style:text-properties fo:font-variant="normal" fo:text-transform="none" fo:color="#1f2328" loext:opacity="100%" style:font-name="var fontStack-monospace" fo:font-size="18pt" fo:letter-spacing="normal" fo:font-style="normal" fo:font-weight="normal" fo:background-color="transparent" loext:char-shading-value="0" style:font-size-asian="18pt" style:font-size-complex="18pt" loext:padding="0cm" loext:border="none"/>
    </style:style>
    <style:style style:name="T8" style:family="text">
      <style:text-properties fo:font-size="15pt" fo:font-weight="normal" style:font-size-asian="15pt" style:font-weight-asian="normal" style:font-size-complex="15pt" style:font-weight-complex="normal"/>
    </style:style>
    <style:style style:name="T9" style:family="text">
      <style:text-properties officeooo:rsid="000557ff" style:font-size-asian="20pt" style:font-weight-asian="normal" style:font-size-complex="20pt" style:font-weight-complex="normal"/>
    </style:style>
    <style:style style:name="T10" style:family="text">
      <style:text-properties officeooo:rsid="00063e97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officeooo:rsid="00063e97" style:font-size-asian="18pt" style:font-size-complex="18pt"/>
    </style:style>
    <style:style style:name="T13" style:family="text">
      <style:text-properties officeooo:rsid="000da86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337cm" fo:text-indent="-0.635cm" fo:margin-left="2.33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972cm" fo:text-indent="-0.635cm" fo:margin-left="2.97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607cm" fo:text-indent="-0.635cm" fo:margin-left="3.60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242cm" fo:text-indent="-0.635cm" fo:margin-left="4.242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877cm" fo:text-indent="-0.635cm" fo:margin-left="4.877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512cm" fo:text-indent="-0.635cm" fo:margin-left="5.512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147cm" fo:text-indent="-0.635cm" fo:margin-left="6.147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782cm" fo:text-indent="-0.635cm" fo:margin-left="6.782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417cm" fo:text-indent="-0.635cm" fo:margin-left="7.417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052cm" fo:text-indent="-0.635cm" fo:margin-left="8.052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403cm" fo:text-indent="-0.635cm" fo:margin-left="3.403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038cm" fo:text-indent="-0.635cm" fo:margin-left="4.038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673cm" fo:text-indent="-0.635cm" fo:margin-left="4.67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308cm" fo:text-indent="-0.635cm" fo:margin-left="5.30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943cm" fo:text-indent="-0.635cm" fo:margin-left="5.94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578cm" fo:text-indent="-0.635cm" fo:margin-left="6.57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213cm" fo:text-indent="-0.635cm" fo:margin-left="7.213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848cm" fo:text-indent="-0.635cm" fo:margin-left="7.84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483cm" fo:text-indent="-0.635cm" fo:margin-left="8.48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118cm" fo:text-indent="-0.635cm" fo:margin-left="9.118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746cm" fo:text-indent="-0.635cm" fo:margin-left="1.74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381cm" fo:text-indent="-0.635cm" fo:margin-left="2.38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016cm" fo:text-indent="-0.635cm" fo:margin-left="3.01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651cm" fo:text-indent="-0.635cm" fo:margin-left="3.65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286cm" fo:text-indent="-0.635cm" fo:margin-left="4.28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921cm" fo:text-indent="-0.635cm" fo:margin-left="4.92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556cm" fo:text-indent="-0.635cm" fo:margin-left="5.55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191cm" fo:text-indent="-0.635cm" fo:margin-left="6.19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826cm" fo:text-indent="-0.635cm" fo:margin-left="6.82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461cm" fo:text-indent="-0.635cm" fo:margin-left="7.46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rgo CD Multi Cluester Deployment</text:p>
      <text:p text:style-name="P2"/>
      <text:p text:style-name="P11">Step 1: Prerequistes---</text:p>
      <text:p text:style-name="P3"/>
      <text:p text:style-name="P3">a. Install Aws Cli:</text:p>
      <text:p text:style-name="P3"><text:tab/></text:p>
      <text:list xml:id="list3394380892" text:style-name="L1">
        <text:list-item>
          <text:p text:style-name="P4"><text:tab/>curl "<text:a xlink:type="simple" xlink:href="https://awscli.amazonaws.com/awscli-" text:style-name="Internet_20_link" text:visited-style-name="Visited_20_Internet_20_Link">https://awscli.amazonaws.com/awscli-</text:a><text:a xlink:type="simple" xlink:href="https://awscli.amazonaws.com/awscli-exe-linux-" text:style-name="Internet_20_link" text:visited-style-name="Visited_20_Internet_20_Link"> <text:s text:c="5"/>exe-linux-</text:a><text:tab/>x86_64.zip" -o "awscliv2.zip"</text:p>
        </text:list-item>
        <text:list-item>
          <text:p text:style-name="P4"><text:s text:c="7"/>sudo apt install unzip</text:p>
        </text:list-item>
        <text:list-item>
          <text:p text:style-name="P4"><text:s text:c="7"/>unzip awscliv2.zip</text:p>
        </text:list-item>
        <text:list-item>
          <text:p text:style-name="P4"><text:s text:c="7"/>sudo ./aws/install</text:p>
        </text:list-item>
        <text:list-item>
          <text:p text:style-name="P4"><text:s text:c="7"/><text:span text:style-name="T1">aws configure</text:span></text:p>
        </text:list-item>
      </text:list>
      <text:p text:style-name="P3"/>
      <text:p text:style-name="P5">b. Install kubectl:</text:p>
      <text:p text:style-name="P5"/>
      <text:list xml:id="list3135177466" text:style-name="L2">
        <text:list-item>
          <text:p text:style-name="P6"><text:tab/>curl -LO <text:a xlink:type="simple" xlink:href="https://dl.k8s.io/release/v1.31.0/bin/linux/amd64/kubectl" text:style-name="Internet_20_link" text:visited-style-name="Visited_20_Internet_20_Link">https://dl.k8s.io/release/v1.31.0/bin/linux/amd64/kubectl</text:a></text:p>
        </text:list-item>
        <text:list-item>
          <text:p text:style-name="P6"><text:tab/>curl -LO "https://dl.k8s.io/release/$(curl -L -s https://dl.k8s.io/release/stable.txt)/bin/linux/amd64/kubectl.sha256"</text:p>
        </text:list-item>
        <text:list-item>
          <text:p text:style-name="P6">ARCH=amd64</text:p>
        </text:list-item>
        <text:list-item>
          <text:p text:style-name="P6">PLATFORM=$(uname -s)_$ARCH</text:p>
        </text:list-item>
        <text:list-item>
          <text:p text:style-name="P6"/>
        </text:list-item>
        <text:list-item>
          <text:p text:style-name="P6">curl -sLO "https://github.com/eksctl-io/eksctl/releases/latest/download/eksctl_$PLATFORM.tar.gz"</text:p>
        </text:list-item>
        <text:list-item>
          <text:p text:style-name="P6"/>
        </text:list-item>
        <text:list-item>
          <text:p text:style-name="P6"># (Optional) Verify checksum</text:p>
        </text:list-item>
        <text:list-item>
          <text:p text:style-name="P6">curl -sL "https://github.com/eksctl-io/eksctl/releases/latest/d<text:soft-page-break/>ownload/eksctl_checksums.txt" | grep $PLATFORM | sha256sum --check</text:p>
        </text:list-item>
        <text:list-item>
          <text:p text:style-name="P6"/>
        </text:list-item>
        <text:list-item>
          <text:p text:style-name="P6">tar -xzf eksctl_$PLATFORM.tar.gz -C /tmp &amp;&amp; rm eksctl_$PLATFORM.tar.gz</text:p>
        </text:list-item>
        <text:list-item>
          <text:p text:style-name="P6"/>
        </text:list-item>
        <text:list-item>
          <text:p text:style-name="P6">sudo mv /tmp/eksctl /usr/local/bin <text:s text:c="5"/>sudo install -o root -g root -m 0755 kubectl /usr/local/bin/kubectl</text:p>
        </text:list-item>
        <text:list-item>
          <text:p text:style-name="P6">kubectl version --client</text:p>
        </text:list-item>
      </text:list>
      <text:p text:style-name="P5"><text:s text:c="5"/></text:p>
      <text:p text:style-name="P5">c. Install EKSCTL:</text:p>
      <text:p text:style-name="P5"/>
      <text:list xml:id="list4103870074" text:style-name="L3">
        <text:list-item>
          <text:p text:style-name="P13"><text:span text:style-name="T8">ARCH=amd64</text:span></text:p>
        </text:list-item>
        <text:list-item>
          <text:p text:style-name="P16">PLATFORM=$(uname -s)_$ARCH</text:p>
        </text:list-item>
        <text:list-item>
          <text:p text:style-name="P16">curl -sLO "https://github.com/eksctl-io/eksctl/releases/latest/download/eksctl_$PLATFORM.tar.gz"</text:p>
        </text:list-item>
        <text:list-item>
          <text:p text:style-name="P16">curl -sL "https://github.com/eksctl-io/eksctl/releases/latest/download/eksctl_checksums.txt" | grep $PLATFORM | sha256sum --check</text:p>
        </text:list-item>
        <text:list-item>
          <text:p text:style-name="P16">tar -xzf eksctl_$PLATFORM.tar.gz -C /tmp &amp;&amp; rm eksctl_$PLATFORM.tar.gz</text:p>
        </text:list-item>
        <text:list-item>
          <text:p text:style-name="P16">sudo mv /tmp/eksctl /usr/local/bin<text:line-break/></text:p>
        </text:list-item>
      </text:list>
      <text:p text:style-name="P19">Step 2: EKS CREATION--</text:p>
      <text:p text:style-name="P17"/>
      <text:p text:style-name="P17">a. Create 3 clusters (1 HUB 2 SPOKE):-</text:p>
      <text:list xml:id="list3836826449" text:style-name="L4">
        <text:list-item>
          <text:p text:style-name="P18"><text:span text:style-name="T3">eksctl create cluster --name hub-cluster --region us-west-1</text:span></text:p>
        </text:list-item>
        <text:list-item>
          <text:p text:style-name="P20"><text:soft-page-break/>eksctl create cluster --name spoke-cluster-1 --region us-west-1</text:p>
        </text:list-item>
        <text:list-item>
          <text:p text:style-name="P20">eksctl create cluster --name spoke-cluster-2 --region us-west-1</text:p>
        </text:list-item>
      </text:list>
      <text:p text:style-name="P17"/>
      <text:p text:style-name="P10">Step 3:- ARGO Installation:</text:p>
      <text:p text:style-name="P7"/>
      <text:p text:style-name="P7">a. Install ARGOCD on hub cluster:</text:p>
      <text:p text:style-name="P7"><text:tab/> <text:s/></text:p>
      <text:list xml:id="list2404807799" text:style-name="L5">
        <text:list-item>
          <text:p text:style-name="P8"><text:span text:style-name="T12">kubectl config get-contexts</text:span></text:p>
        </text:list-item>
        <text:list-item>
          <text:p text:style-name="P15"><text:span text:style-name="T10">kubectl config use-contexts(HUB cluster)</text:span></text:p>
        </text:list-item>
        <text:list-item>
          <text:p text:style-name="P14"><text:span text:style-name="Source_20_Text"><text:span text:style-name="T7">kubectl create namespace argocd</text:span></text:span></text:p>
        </text:list-item>
        <text:list-item>
          <text:p text:style-name="P1"><text:span text:style-name="Source_20_Text"><text:span text:style-name="T7">kubectl apply -n argocd -f https://raw.githubusercontent.com/argoproj/argo-cd/stable/manifests/install.yaml</text:span></text:span></text:p>
        </text:list-item>
      </text:list>
      <text:p text:style-name="P22"><text:span text:style-name="T5">b. Run Argo CD in HTTP Mode(Insecure) </text:span></text:p>
      <text:p text:style-name="P22"><text:span text:style-name="T5"/></text:p>
      <text:list xml:id="list3200432916" text:style-name="L7">
        <text:list-item>
          <text:p text:style-name="P23"><text:span text:style-name="T5">kubectl edit cm argocd-cmd-params-cm -n argocd</text:span></text:p>
        </text:list-item>
        <text:list-item>
          <text:p text:style-name="P32"><text:span text:style-name="T4">Add below:</text:span></text:p>
        </text:list-item>
      </text:list>
      <text:p text:style-name="P31"><text:span text:style-name="T4"><text:tab/>data:</text:span></text:p>
      <text:p text:style-name="P31"><text:span text:style-name="T4"><text:tab/><text:tab/>server.insecure: "true"</text:span></text:p>
      <text:p text:style-name="P22"><text:span text:style-name="T5"/></text:p>
      <text:p text:style-name="P22"><text:span text:style-name="T6">c. </text:span><text:span text:style-name="T11">Expose Argo CD Server Service in NodePort Mode</text:span></text:p>
      <text:list xml:id="list1523645874" text:style-name="L6">
        <text:list-item>
          <text:p text:style-name="P25">kubectl edit svc argocd-server -n argocd</text:p>
        </text:list-item>
      </text:list>
      <text:p text:style-name="P24"/>
      <text:p text:style-name="P26"/>
      <text:p text:style-name="P26"/>
      <text:p text:style-name="P26"><text:soft-page-break/>d. Login to ARGO GUI:-</text:p>
      <text:p text:style-name="P26"/>
      <text:list xml:id="list95745929" text:style-name="L8">
        <text:list-item>
          <text:p text:style-name="P27">username: admin</text:p>
        </text:list-item>
        <text:list-item>
          <text:p text:style-name="P27">password: </text:p>
        </text:list-item>
      </text:list>
      <text:p text:style-name="P26"><text:tab/><text:tab/> 1.kubectl edit secret argocd-initial-admin-secret -n argocd</text:p>
      <text:p text:style-name="P26"><text:tab/><text:tab/>2. echo “decoded-pass” | base64 –decode</text:p>
      <text:p text:style-name="P26"><text:tab/><text:tab/></text:p>
      <text:p text:style-name="P30">Step 4:- Install Argo C<text:span text:style-name="T13">LI:</text:span></text:p>
      <text:p text:style-name="P28"/>
      <text:list xml:id="list487160071" text:style-name="L9">
        <text:list-item>
          <text:p text:style-name="P29"><text:tab/>curl -sSL -o argocd-linux-amd64 https://github.com/argoproj/argo-cd/releases/latest/download/argocd-linux-amd64</text:p>
        </text:list-item>
        <text:list-item>
          <text:p text:style-name="P29"><text:s text:c="5"/>sudo install -m 555 argocd-linux-amd64 /usr/local/bin/argocd</text:p>
        </text:list-item>
        <text:list-item>
          <text:p text:style-name="P29"><text:s text:c="2"/>rm argocd-linux-amd64</text:p>
        </text:list-item>
      </text:list>
      <text:p text:style-name="P28"><text:tab/></text:p>
      <text:p text:style-name="P24"/>
      <text:p text:style-name="P21"/>
      <text:p text:style-name="P9"/>
      <text:p text:style-name="P5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SFMono-Regular, Consolas, Menlo, monospace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1:48:06.312158501</meta:creation-date>
    <dc:date>2024-12-10T15:22:24.134054562</dc:date>
    <meta:editing-duration>PT1H1M13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4" meta:paragraph-count="63" meta:word-count="294" meta:character-count="2495" meta:non-whitespace-character-count="2230"/>
  </office:meta>
</office:document-meta>
</file>